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L1">
      <style:paragraph-properties fo:margin-top="0cm" fo:margin-bottom="0cm" style:contextual-spacing="false"/>
      <style:text-properties fo:font-size="13pt" fo:font-weight="bold" officeooo:rsid="000591ba" officeooo:paragraph-rsid="0008f055" style:font-size-asian="13pt" style:font-weight-asian="bold" style:font-size-complex="13pt" style:font-weight-complex="bold"/>
    </style:style>
    <style:style style:name="P2" style:family="paragraph" style:parent-style-name="Heading_20_3">
      <style:text-properties fo:font-size="13pt" fo:font-weight="bold" officeooo:rsid="000591ba" officeooo:paragraph-rsid="000591ba" style:font-size-asian="13pt" style:font-weight-asian="bold" style:font-size-complex="13pt" style:font-weight-complex="bold"/>
    </style:style>
    <style:style style:name="P3" style:family="paragraph" style:parent-style-name="Heading_20_3">
      <style:paragraph-properties fo:margin-top="0cm" fo:margin-bottom="0cm" style:contextual-spacing="false"/>
      <style:text-properties fo:font-size="13pt" fo:font-weight="normal" officeooo:rsid="000591ba" officeooo:paragraph-rsid="0008f055" style:font-size-asian="13pt" style:font-weight-asian="normal" style:font-size-complex="13pt" style:font-weight-complex="normal"/>
    </style:style>
    <style:style style:name="P4" style:family="paragraph" style:parent-style-name="Heading_20_3">
      <style:text-properties officeooo:paragraph-rsid="0008f055"/>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08f055"/>
    </style:style>
    <style:style style:name="P7" style:family="paragraph" style:parent-style-name="Text_20_body" style:list-style-name="L1">
      <style:text-properties officeooo:paragraph-rsid="0008f055"/>
    </style:style>
    <style:style style:name="P8" style:family="paragraph" style:parent-style-name="Text_20_body">
      <style:text-properties fo:font-size="13pt" fo:font-weight="bold" officeooo:rsid="000591ba" officeooo:paragraph-rsid="000591ba" style:font-size-asian="13pt" style:font-weight-asian="bold" style:font-size-complex="13pt" style:font-weight-complex="bold"/>
    </style:style>
    <style:style style:name="P9" style:family="paragraph" style:parent-style-name="Text_20_body">
      <style:text-properties fo:font-size="13pt" fo:font-weight="bold" officeooo:rsid="000591ba" officeooo:paragraph-rsid="0008f055" style:font-size-asian="13pt" style:font-weight-asian="bold" style:font-size-complex="13pt" style:font-weight-complex="bold"/>
    </style:style>
    <style:style style:name="P10" style:family="paragraph" style:parent-style-name="Text_20_body" style:list-style-name="L1">
      <style:paragraph-properties fo:margin-top="0cm" fo:margin-bottom="0cm" style:contextual-spacing="false"/>
      <style:text-properties fo:font-size="13pt" fo:font-weight="normal" officeooo:rsid="000591ba" officeooo:paragraph-rsid="0008f055" style:font-size-asian="13pt" style:font-weight-asian="normal" style:font-size-complex="13pt" style:font-weight-complex="normal"/>
    </style:style>
    <style:style style:name="P11" style:family="paragraph" style:parent-style-name="Text_20_body">
      <style:paragraph-properties fo:margin-top="0cm" fo:margin-bottom="0cm" style:contextual-spacing="false"/>
      <style:text-properties fo:font-size="13pt" fo:font-weight="normal" officeooo:rsid="000591ba" officeooo:paragraph-rsid="0008f055" style:font-size-asian="13pt" style:font-weight-asian="normal" style:font-size-complex="13pt" style:font-weight-complex="normal"/>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2">
      <style:text-properties officeooo:paragraph-rsid="000833f2"/>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text-properties officeooo:paragraph-rsid="000833f2"/>
    </style:style>
    <style:style style:name="P16" style:family="paragraph" style:parent-style-name="Text_20_body">
      <style:text-properties officeooo:rsid="0008f055" officeooo:paragraph-rsid="0008f055"/>
    </style:style>
    <style:style style:name="P17" style:family="paragraph" style:parent-style-name="Text_20_body">
      <style:text-properties officeooo:paragraph-rsid="0008f055"/>
    </style:style>
    <style:style style:name="P18" style:family="paragraph" style:parent-style-name="Text_20_body" style:list-style-name="L5"/>
    <style:style style:name="P19" style:family="paragraph" style:parent-style-name="Text_20_body" style:list-style-name="L5">
      <style:paragraph-properties fo:margin-top="0cm" fo:margin-bottom="0cm" style:contextual-spacing="false"/>
    </style:style>
    <style:style style:name="T1" style:family="text">
      <style:text-properties officeooo:rsid="000591ba"/>
    </style:style>
    <style:style style:name="T2" style:family="text">
      <style:text-properties officeooo:rsid="000833f2"/>
    </style:style>
    <style:style style:name="T3" style:family="text">
      <style:text-properties fo:font-size="13pt" officeooo:rsid="0008f055" style:font-size-asian="13pt" style:font-size-complex="13pt"/>
    </style:style>
    <style:style style:name="T4" style:family="text">
      <style:text-properties fo:font-size="13pt" style:text-underline-style="none" fo:font-weight="normal" style:font-size-asian="13pt" style:font-weight-asian="normal" style:font-size-complex="13pt" style:font-weight-complex="normal"/>
    </style:style>
    <style:style style:name="T5" style:family="text">
      <style:text-properties fo:font-size="13pt" style:text-underline-style="none" fo:font-weight="normal" officeooo:rsid="0008f055" style:font-size-asian="13pt" style:font-weight-asian="normal" style:font-size-complex="13pt" style:font-weight-complex="normal"/>
    </style:style>
    <style:style style:name="T6" style:family="text">
      <style:text-properties fo:font-size="13pt" style:text-underline-style="none" fo:font-weight="normal" officeooo:rsid="000abe5e" style:font-size-asian="13pt" style:font-weight-asian="normal" style:font-size-complex="13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8f055"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8f055" style:font-weight-asian="normal" style:font-weight-complex="normal"/>
    </style:style>
    <style:style style:name="T11" style:family="text">
      <style:text-properties style:text-underline-style="none" fo:font-weight="normal" officeooo:rsid="000abe5e" style:font-weight-asian="normal" style:font-weight-complex="normal"/>
    </style:style>
    <style:style style:name="T12" style:family="text">
      <style:text-properties officeooo:rsid="0008f05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Micheal Oladokun</text:span><text:line-break/>Backend Engineer</text:p>
      <text:p text:style-name="P17"><text:span text:style-name="Strong_20_Emphasis">Contact Information:</text:span><text:line-break/>Phone: +2348169487486<text:line-break/>Email: mikeoladapo2004@gmail.com</text:p>
      <text:p text:style-name="P17"><text:span text:style-name="Strong_20_Emphasis">Professional Summary</text:span></text:p>
      <text:p text:style-name="P17">Motivated and adaptable backend engineer with a strong foundation in Python, Django, and Django Rest Framework. Proficient in SQL databases and experienced in using Git and GitHub for version control. Skilled in working with VS Code as an integrated development environment. A critical thinker and a good communicator with a passion for problem-solving, innovation, and teamwork, seeking entry-level opportunities to contribute technical expertise and grow in a collaborative environment.</text:p>
      <text:p text:style-name="P17"><text:span text:style-name="Strong_20_Emphasis">Skills</text:span></text:p>
      <text:list xml:id="list3193127699" text:style-name="L1">
        <text:list-item>
          <text:p text:style-name="P5"><text:span text:style-name="Strong_20_Emphasis">Programming Languages:</text:span> Python</text:p>
        </text:list-item>
        <text:list-item>
          <text:p text:style-name="P5"><text:span text:style-name="Strong_20_Emphasis">Web Frameworks:</text:span> Django, Django Rest Framework</text:p>
        </text:list-item>
        <text:list-item>
          <text:p text:style-name="P5"><text:span text:style-name="Strong_20_Emphasis">Databases:</text:span> SQLite, SQL</text:p>
        </text:list-item>
        <text:list-item>
          <text:p text:style-name="P5"><text:span text:style-name="Strong_20_Emphasis">Version Control:</text:span> Git, GitHub</text:p>
        </text:list-item>
        <text:list-item>
          <text:p text:style-name="P5"><text:span text:style-name="Strong_20_Emphasis">Development Tools:</text:span> Visual Studio Code (VS Code)</text:p>
        </text:list-item>
        <text:list-item>
          <text:p text:style-name="P7"><text:span text:style-name="Strong_20_Emphasis">Soft Skills:</text:span> Adaptability, Critical Thinking, Innovation, Communication, Teamwork ,<text:span text:style-name="T1">Problem solving</text:span></text:p>
        </text:list-item>
      </text:list>
      <text:h text:style-name="P2" text:outline-level="3"><text:span text:style-name="Strong_20_Emphasis">Projects</text:span></text:h>
      <text:p text:style-name="Text_20_body"><text:span text:style-name="Strong_20_Emphasis">1. </text:span><text:span text:style-name="Strong_20_Emphasis"><text:span text:style-name="T2">E-commerce API</text:span></text:span></text:p>
      <text:list xml:id="list126425576" text:style-name="L2">
        <text:list-item>
          <text:p text:style-name="P12">Description: <text:span text:style-name="T2">It is an API for the admin user of an e-commerce website . It features are CRUD operations , authentication , pagination , filtering ,etc</text:span></text:p>
        </text:list-item>
        <text:list-item>
          <text:p text:style-name="P13">Technologies: <text:span text:style-name="T2">Python </text:span>, <text:span text:style-name="T2">Django , Django Rest </text:span>framework , <text:span text:style-name="T2">SQLite</text:span></text:p>
        </text:list-item>
      </text:list>
      <text:p text:style-name="Text_20_body"><text:span text:style-name="Strong_20_Emphasis">2. <text:s/></text:span><text:span text:style-name="Strong_20_Emphasis"><text:span text:style-name="T2">A Blog web app</text:span></text:span></text:p>
      <text:list xml:id="list461710958" text:style-name="L3">
        <text:list-item>
          <text:p text:style-name="P14">Description: <text:span text:style-name="T2">A web app for blogging where users can make and delete posts . </text:span></text:p>
        </text:list-item>
        <text:list-item>
          <text:p text:style-name="P15">Technologies: <text:span text:style-name="T2">Python </text:span>, <text:span text:style-name="T2">Django </text:span>, <text:span text:style-name="T2">SQLite</text:span></text:p>
        </text:list-item>
      </text:list>
      <text:p text:style-name="P9">Certifications</text:p>
      <text:list xml:id="list25703843789940" text:continue-list="list3193127699" text:style-name="L1">
        <text:list-item>
          <text:h text:style-name="P1" text:outline-level="1"><text:span text:style-name="Strong_20_Emphasis"><text:span text:style-name="T11">Python</text:span></text:span><text:a xlink:type="simple" xlink:href="https://www.udemy.com/course/the-complete-python-django-rest-api-development-bootcamp/" text:style-name="Internet_20_link" text:visited-style-name="Visited_20_Internet_20_Link"><text:span text:style-name="Strong_20_Emphasis"><text:span text:style-name="T9"> </text:span></text:span></text:a><text:a xlink:type="simple" xlink:href="https://www.udemy.com/course/the-complete-python-django-rest-api-development-bootcamp/" text:style-name="Internet_20_link" text:visited-style-name="Visited_20_Internet_20_Link"><text:span text:style-name="Strong_20_Emphasis"><text:span text:style-name="T11">&amp;</text:span></text:span></text:a><text:a xlink:type="simple" xlink:href="https://www.udemy.com/course/the-complete-python-django-rest-api-development-bootcamp/" text:style-name="Internet_20_link" text:visited-style-name="Visited_20_Internet_20_Link"><text:span text:style-name="Strong_20_Emphasis"><text:span text:style-name="T9"> Django REST API - </text:span></text:span></text:a><text:span text:style-name="Strong_20_Emphasis"><text:span text:style-name="T11">Build a Python Web API</text:span></text:span><text:span text:style-name="Strong_20_Emphasis"><text:span text:style-name="T10">(Udemy)</text:span></text:span></text:h>
        </text:list-item>
        <text:list-item>
          <text:h text:style-name="P1" text:outline-level="1"><text:span text:style-name="T11">Python for Everybody</text:span><text:span text:style-name="T9"> </text:span><text:span text:style-name="T10">( Coursera )</text:span></text:h>
        </text:list-item>
        <text:list-item>
          <text:p text:style-name="P6"><text:span text:style-name="T6">Using Databases with Python </text:span><text:span text:style-name="T5">( Coursera )</text:span></text:p>
        </text:list-item>
        <text:list-item>
          <text:p text:style-name="P10"><text:span text:style-name="Strong_20_Emphasis"><text:span text:style-name="T7">Version Control </text:span></text:span><text:span text:style-name="Strong_20_Emphasis"><text:span text:style-name="T10">( Coursera </text:span></text:span><text:span text:style-name="Strong_20_Emphasis"><text:span text:style-name="T11">)</text:span></text:span></text:p>
        </text:list-item>
      </text:list>
      <text:h text:style-name="P4" text:outline-level="3"><text:span text:style-name="Strong_20_Emphasis"><text:span text:style-name="T3">Links</text:span></text:span></text:h>
      <text:list xml:id="list25704888930238" text:continue-numbering="true" text:style-name="L1">
        <text:list-item>
          <text:p text:style-name="P10"><text:span text:style-name="Strong_20_Emphasis"><text:span text:style-name="T8">GitHub : </text:span></text:span><text:a xlink:type="simple" xlink:href="https://github.com/mikeoladapo" text:style-name="Internet_20_link" text:visited-style-name="Visited_20_Internet_20_Link"><text:span text:style-name="Strong_20_Emphasis"><text:span text:style-name="T8">https://github.com/mikeoladapo</text:span></text:span></text:a></text:p>
        </text:list-item>
        <text:list-item>
          <text:p text:style-name="P10"><text:span text:style-name="Strong_20_Emphasis"><text:span text:style-name="T8">LinkedIn : linkedin.com/in/micheal-oladokun-942524260</text:span></text:span></text:p>
        </text:list-item>
      </text:list>
      <text:h text:style-name="P3" text:outline-level="3"><text:span text:style-name="Strong_20_Emphasis"><text:span text:style-name="T12">Additional Information</text:span></text:span></text:h>
      <text:list xml:id="list1944016012" text:style-name="L5">
        <text:list-item>
          <text:p text:style-name="P19">Open to entry-level backend development roles.</text:p>
        </text:list-item>
        <text:list-item>
          <text:p text:style-name="P18">Available <text:span text:style-name="T12">for </text:span>remote work opportunities.</text:p>
        </text:list-item>
      </text:list>
      <text:p text:style-name="Horizontal_20_Line"><text:soft-page-break/></text:p>
      <text:p text:style-name="P11"><text:span text:style-name="Strong_20_Emphasis"><text:span text:style-name="T8"/></text:span></text:p>
      <text:p text:style-name="P17"><text:span text:style-name="Strong_20_Emphasis"><text:span text:style-name="T3"/></text:span></text:p>
      <text:p text:style-name="Horizontal_20_Line"/>
      <text:p text:style-name="P16"/>
      <text:p text:style-name="P8"/>
      <text:p text:style-name="Text_20_body"/>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01:48:59.237840653</meta:creation-date>
    <dc:date>2024-10-17T02:57:02.025081061</dc:date>
    <meta:editing-duration>PT13M21S</meta:editing-duration>
    <meta:editing-cycles>2</meta:editing-cycles>
    <meta:generator>LibreOffice/7.3.7.2$Linux_X86_64 LibreOffice_project/30$Build-2</meta:generator>
    <meta:document-statistic meta:table-count="0" meta:image-count="0" meta:object-count="0" meta:page-count="2" meta:paragraph-count="29" meta:word-count="248" meta:character-count="1654" meta:non-whitespace-character-count="1451"/>
  </office:meta>
</office:document-meta>
</file>